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ow to make music transitions Easy Unity Tutorial</text:p>
      <text:p text:style-name="Standard"/>
      <text:list xml:id="list8844861681185473789" text:style-name="L1">
        <text:list-item>
          <text:p text:style-name="P1">First add your music to the scene, and then call it what you want “Bandit1” for example.</text:p>
          <text:p text:style-name="P1">Click Loop. Add the gameobject to each scene.</text:p>
        </text:list-item>
      </text:list>
      <text:p text:style-name="Standard">Create a new c# script called MusicTransition</text:p>
      <text:p text:style-name="Standard"/>
      <text:p text:style-name="Standard">using System.Collections;</text:p>
      <text:p text:style-name="Standard">using System.Collections.Generic;</text:p>
      <text:p text:style-name="Standard">using UnityEngine;</text:p>
      <text:p text:style-name="Standard"/>
      <text:p text:style-name="Standard">public class MusicTransition : MonoBehaviour {</text:p>
      <text:p text:style-name="Standard"/>
      <text:p text:style-name="Standard">private static MusicTransition instance;</text:p>
      <text:p text:style-name="Standard"/>
      <text:p text:style-name="Standard">void Awake(){</text:p>
      <text:p text:style-name="Standard">if(instance == null){</text:p>
      <text:p text:style-name="Standard">instance = this;</text:p>
      <text:p text:style-name="Standard">DontDestroyOnLoad(instance);</text:p>
      <text:p text:style-name="Standard">} else {</text:p>
      <text:p text:style-name="Standard">Destroy(gameObject);</text:p>
      <text:p text:style-name="Standard">}</text:p>
      <text:p text:style-name="Standard">}</text:p>
      <text:p text:style-name="Standard">}</text:p>
      <text:p text:style-name="Standard"/>
      <text:p text:style-name="Standard">now create another script. Call this Smanager and drag and drop on an empty game Object</text:p>
      <text:p text:style-name="Standard"/>
      <text:p text:style-name="Standard">using System.Collections;</text:p>
      <text:p text:style-name="Standard">using System.Collections.Generic;</text:p>
      <text:p text:style-name="Standard">using UnityEngine;</text:p>
      <text:p text:style-name="Standard">using UnityEngine.SceneManagement;</text:p>
      <text:p text:style-name="Standard"/>
      <text:p text:style-name="Standard">public class Smanager : MonoBehaviour {</text:p>
      <text:p text:style-name="Standard"/>
      <text:p text:style-name="Standard">public string sceneName;</text:p>
      <text:p text:style-name="Standard">public Animator musicAnim;</text:p>
      <text:p text:style-name="Standard"/>
      <text:p text:style-name="Standard">Ienumerator ChangeScene(){</text:p>
      <text:p text:style-name="Standard">musicAnim.SetTrigger(“fadeOut”);</text:p>
      <text:p text:style-name="Standard">yield return new WaitForSeconds(waitTime);</text:p>
      <text:p text:style-name="Standard">SceneManager.LoadScene(sceneName);</text:p>
      <text:p text:style-name="Standard"/>
      <text:p text:style-name="Standard">void Update() {</text:p>
      <text:p text:style-name="Standard">SceneManager.LoadScene(sceneName);</text:p>
      <text:p text:style-name="Standard">}</text:p>
      <text:p text:style-name="Standard"/>
      <text:p text:style-name="Standard">add this to the scene collision inspector to make it better. Call for the Scene in wish you want to load.</text:p>
      <text:p text:style-name="Standard"/>
      <text:p text:style-name="Standard">To change music throughout the scene, go to window, and go to animation and add volume 0 to 1 slowly between the scene, as 1 to 0 for fade out, and 0 to 1 for fade in. Create a trigger condition for <text:soft-page-break/>fade out. Uncheck exit time, and set duration (seconds) to 0. Drag as drop the Music GameObject that contains the musicinto the music anim window in the last script, and make sure to add this to your collision boxes. Add the animator controller to the background music on the next scene, and set it to what the animations are for fade in a fade out. And drag and drop to the scene manager empty game object with the scrip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1-03T14:30:59.56</meta:creation-date>
    <meta:document-statistic meta:table-count="0" meta:image-count="0" meta:object-count="0" meta:page-count="2" meta:paragraph-count="35" meta:word-count="264" meta:character-count="1697"/>
    <dc:date>2021-01-03T14:52:52.61</dc:date>
    <meta:editing-duration>PT4M22S</meta:editing-duration>
    <meta:editing-cycles>1</meta:editing-cycles>
    <meta:generator>OpenOffice/4.1.7$Win32 OpenOffice.org_project/417m1$Build-9800</meta:generator>
  </office:meta>
</office:document-meta>
</file>